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6ba" officeooo:paragraph-rsid="001b86ba"/>
    </style:style>
    <style:style style:name="P2" style:family="paragraph" style:parent-style-name="Standard" style:list-style-name="L1">
      <style:text-properties officeooo:rsid="001b86ba" officeooo:paragraph-rsid="001b86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79835723264383240" text:style-name="L1">
        <text:list-item>
          <text:p text:style-name="P2">cílem práce bylo seznámit se s technologiemi pro zobrazení virtuální reality</text:p>
        </text:list-item>
        <text:list-item>
          <text:p text:style-name="P2">vybrat vhodný framework pro programový modul</text:p>
        </text:list-item>
        <text:list-item>
          <text:p text:style-name="P2">vybrat vhodný formát ukládání mračen bodů</text:p>
        </text:list-item>
        <text:list-item>
          <text:p text:style-name="P2">a realizovat základ programu pro zobrazení mračna bodů</text:p>
        </text:list-item>
        <text:list-item>
          <text:p text:style-name="P2"/>
        </text:list-item>
        <text:list-item>
          <text:p text:style-name="P2">pro zobrazení ve virtuální realitě se používají tzv headsety </text:p>
        </text:list-item>
        <text:list-item>
          <text:p text:style-name="P2">jeden z prvních komerčně dostupných headsetů byl VFX1, prodával se v 90 letech, byl ale velmi limitován tehdejšími technologiemi proto měl velmi nízké rozlišení a zorný úhel</text:p>
        </text:list-item>
        <text:list-item>
          <text:p text:style-name="P2">v současné době zažívají tyto headsety návrat protože technologie dovolují vytvořit dobrý vjem</text:p>
        </text:list-item>
        <text:list-item>
          <text:p text:style-name="P2">jako první byl Ohlášen vývoj riftu 2012, hotová verze vyšla v roce 2016</text:p>
        </text:list-item>
        <text:list-item>
          <text:p text:style-name="P2">v roce 2015 oznámilo HTC vývoj vlastního headsetu, který také vyšel v roce 2016</text:p>
        </text:list-item>
        <text:list-item>
          <text:p text:style-name="P2">existuje množství dalších headsetů, většina z nich nejde připojit k PC, proto se jimi nezabývám</text:p>
        </text:list-item>
        <text:list-item>
          <text:p text:style-name="P2"/>
        </text:list-item>
        <text:list-item>
          <text:p text:style-name="P2">funkcionalitu headsetům zajištují ovladače do pc. každý výrobce má své vlastni proprietární api což velmi tříští trh, htc se dohodlo s valve které jim vyvinulo software k vive, valve ale spolupracuje i s oculusem a dalšími a má podporu pro rift</text:p>
        </text:list-item>
        <text:list-item>
          <text:p text:style-name="P2"/>
        </text:list-item>
        <text:list-item>
          <text:p text:style-name="P2">dále jsem musel zvolit vhodný formát, který se bude používat pro načítání dat do mého modulu</text:p>
        </text:list-item>
        <text:list-item>
          <text:p text:style-name="P2">tento formát musí být široce podporován aby bylo možné do něj ukládat v ostatních programech</text:p>
        </text:list-item>
        <text:list-item>
          <text:p text:style-name="P2">musí být flexibilní aby bylo možné v budoucnu ukládat více dat do těchot souborů</text:p>
        </text:list-item>
        <text:list-item>
          <text:p text:style-name="P2">a musí být jednoduché ho implementovat do mého modulu</text:p>
        </text:list-item>
        <text:list-item>
          <text:p text:style-name="P2">jako nejvhodnější kandidát jsem zvolil formát ply, podporuje ukládání mračeni i meshů, a podporuje přidávání vlastních dat do souboru.</text:p>
        </text:list-item>
        <text:list-item>
          <text:p text:style-name="P2"/>
        </text:list-item>
        <text:list-item>
          <text:p text:style-name="P2">před implementaci modulu jsem měl možnost zvolik několik frameworků</text:p>
        </text:list-item>
        <text:list-item>
          <text:p text:style-name="P2">použít nějaký herní engine, v tomto případě již dva velké enginy unity a unreal podporují velké množství headsetů</text:p>
        </text:list-item>
        <text:list-item>
          <text:p text:style-name="P2">tyto enginy sice usnadňují práci s headsety a vlastním vykreslováním ale jsou spíše optimalizované na nižší geometrickou náročnost a pokročilé grafické efekty což je opak mých požadavků</text:p>
        </text:list-item>
        <text:list-item>
          <text:p text:style-name="P2">další nevýhoda je problémové přidávání externích knihoven a také licenční poplatky v některých případech</text:p>
        </text:list-item>
        <text:list-item>
          <text:p text:style-name="P2"/>
        </text:list-item>
        <text:list-item>
          <text:p text:style-name="P2">proto jsem se rozhodl tento modul napsat za pomocí základníh knihoven</text:p>
        </text:list-item>
        <text:list-item>
          <text:p text:style-name="P2">modul jsem navrhl multiplatformní, funguje jak s ms windows tak linux, je napsaná v c++ a je použito opengl</text:p>
        </text:list-item>
        <text:list-item>
          <text:p text:style-name="P2">kvůli již očekávané náročnosti je celá aplikace psána s důrazem na maximální výkon</text:p>
        </text:list-item>
        <text:list-item>
          <text:p text:style-name="P2">modul umožňuje měnit velikost bodů a umí prolnout skalární pole do barvy</text:p>
        </text:list-item>
        <text:list-item>
          <text:p text:style-name="P2">modul je možné ovládat klávesnicí i ovladač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3:39:54.214563280</meta:creation-date>
    <dc:date>2017-01-09T23:42:41.694938254</dc:date>
    <meta:editing-duration>PT2M47S</meta:editing-duration>
    <meta:editing-cycles>1</meta:editing-cycles>
    <meta:document-statistic meta:table-count="0" meta:image-count="0" meta:object-count="0" meta:page-count="1" meta:paragraph-count="30" meta:word-count="396" meta:character-count="2357" meta:non-whitespace-character-count="2015"/>
    <meta:generator>LibreOffice/5.2.3.2$Linux_X86_64 LibreOffice_project/20m0$Build-2</meta:generator>
  </office:meta>
</office:document-meta>
</file>